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im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uild text based adventure world from goal and action sequence</text:p>
              </text:list-item>
              <text:list-item>
                <text:p>Make world more complex by adding rooms and items to obscure path to go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put through text file in specific format (example)</text:p>
              </text:list-item>
              <text:list-item>
                <text:p>Creates tuples of information using input</text:p>
              </text:list-item>
              <text:list-item>
                <text:p>Employs a backtracking algorithm to transform the provided goal state into the implied initial state</text:p>
              </text:list-item>
              <text:list-item>
                <text:p>Combines initial states if necessary</text:p>
              </text:list-item>
              <text:list-item>
                <text:p>Adds rooms and blockages (locks and darkened rooms) to obscure the path to the goal</text:p>
              </text:list-item>
              <text:list-item>
                <text:p>Provides a visual representation of the produced layout of rooms</text:p>
              </text:list-item>
              <text:list-item>
                <text:p>Saves the generated information in the form of a planning problem to a specified text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imitations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single key unlocks every door</text:p>
              </text:list-item>
              <text:list-item>
                <text:p>Only locks doors and darkens rooms if the key or torch is in the player’s inventory already</text:p>
              </text:list-item>
              <text:list-item>
                <text:p>Visual representation does not indicate where any items are placed in the 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olutions to Limita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hange the current action implementation of a locked door to reflect the key required to open it</text:p>
              </text:list-item>
              <text:list-item>
                <text:p>Add keys or locks and a torch or dark rooms when adding the new rooms not after adding all rooms</text:p>
              </text:list-item>
              <text:list-item>
                <text:p>Include symbols representing each item in the square of the room in which they are loc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9:20:23.603804441</meta:creation-date>
    <dc:date>2018-06-06T19:35:17.402676114</dc:date>
    <meta:editing-duration>PT4M43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